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All.E4:.E27]*[All.F4:.F27])" office:value-type="float" office:value="38.57" calcext:value-type="float">
            <text:p>38.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MS test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1-4040 Mini Fit Jr.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a xlink:href="http://www.digikey.com/product-detail/en/molex-llc/0039014040/WM18435-ND/300068" xlink:type="simple">http://www.digikey.com/product-detail/en/molex-llc/0039014040/WM18435-ND/300068</text:a></text:p>
          </table:table-cell>
          <table:table-cell/>
        </table:table-row>
        <table:table-row table:style-name="ro2">
          <table:table-cell office:value-type="string" calcext:value-type="string">
            <text:p>AMS female terminal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0-0039</text:p>
          </table:table-cell>
          <table:table-cell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a xlink:href="http://www.digikey.com/product-detail/en/molex-llc/0039000039/WM2501-ND/61448" xlink:type="simple">http://www.digikey.com/product-detail/en/molex-llc/0039000039/WM2501-ND/61448</text:a></text:p>
          </table:table-cell>
          <table:table-cell/>
        </table:table-row>
        <table:table-row table:style-name="ro2">
          <table:table-cell office:value-type="string" calcext:value-type="string">
            <text:p>AMS mating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1-404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a xlink:href="http://www.digikey.com/product-detail/en/molex-connector-corporation/39-01-4046/WM18440-ND/300073" xlink:type="simple">http://www.digikey.com/product-detail/en/molex-connector-corporation/39-01-4046/WM18440-ND/300073</text:a></text:p>
          </table:table-cell>
          <table:table-cell/>
        </table:table-row>
        <table:table-row table:style-name="ro2">
          <table:table-cell office:value-type="string" calcext:value-type="string">
            <text:p>AMS male terminal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0-0041</text:p>
          </table:table-cell>
          <table:table-cell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a xlink:href="http://www.digikey.com/product-detail/en/molex-llc/0039000041/WM2500-ND/61445" xlink:type="simple">http://www.digikey.com/product-detail/en/molex-llc/0039000041/WM2500-ND/61445</text:a></text:p>
          </table:table-cell>
          <table:table-cell/>
        </table:table-row>
        <table:table-row table:style-name="ro2">
          <table:table-cell office:value-type="string" calcext:value-type="string">
            <text:p>Brake light</text:p>
          </table:table-cell>
          <table:table-cell office:value-type="string" calcext:value-type="string">
            <text:p>Super Bright LEDs</text:p>
          </table:table-cell>
          <table:table-cell office:value-type="string" calcext:value-type="string">
            <text:p>STFM-R12P</text:p>
          </table:table-cell>
          <table:table-cell office:value-type="string" calcext:value-type="string">
            <text:p>Super Bright LEDs</text:p>
          </table:table-cell>
          <table:table-cell office:value-type="float" office:value="1" calcext:value-type="float">
            <text:p>1</text:p>
          </table:table-cell>
          <table:table-cell office:value-type="float" office:value="20.95" calcext:value-type="float">
            <text:p>20.95</text:p>
          </table:table-cell>
          <table:table-cell office:value-type="string" calcext:value-type="string">
            <text:p><text:a xlink:href="https://www.superbrightleds.com/moreinfo/truck-lights-lamps/round-led-truck-and-trailer-lights-4-led-stop-turn-tail-light-w-12-leds/3013/5756/" xlink:type="simple">https://www.superbrightleds.com/moreinfo/truck-lights-lamps/round-led-truck-and-trailer-lights-4-led-stop-turn-tail-light-w-12-leds/3013/5756/</text:a></text:p>
          </table:table-cell>
          <table:table-cell office:value-type="string" calcext:value-type="string">
            <text:p>Choose the red color</text:p>
          </table:table-cell>
        </table:table-row>
        <table:table-row table:style-name="ro2">
          <table:table-cell office:value-type="string" calcext:value-type="string">
            <text:p>TSMP panel mount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Micro-Con-X 2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<text:a xlink:href="http://www.digikey.com/product-detail/en/conxall-switchcraft/17282-2PG-300/SC1206-ND/526171" xlink:type="simple">http://www.digikey.com/product-detail/en/conxall-switchcraft/17282-2PG-300/SC1206-ND/526171</text:a></text:p>
          </table:table-cell>
          <table:table-cell/>
        </table:table-row>
        <table:table-row table:style-name="ro2">
          <table:table-cell office:value-type="string" calcext:value-type="string">
            <text:p>TSMP cover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Micro-Con-X 2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a xlink:href="http://www.digikey.com/product-detail/en/conxall-switchcraft/16295/SC1398-ND/2523443" xlink:type="simple">http://www.digikey.com/product-detail/en/conxall-switchcraft/16295/SC1398-ND/2523443</text:a></text:p>
          </table:table-cell>
          <table:table-cell/>
        </table:table-row>
        <table:table-row table:style-name="ro2">
          <table:table-cell table:style-name="ce2" office:value-type="string" calcext:value-type="string">
            <text:p>TSMP male</text:p>
          </table:table-cell>
          <table:table-cell office:value-type="string" calcext:value-type="string">
            <text:p>Conxall/Switchcraft</text:p>
          </table:table-cell>
          <table:table-cell office:value-type="string" calcext:value-type="string">
            <text:p>Micro-Con-X 2 pos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<text:a xlink:href="http://www.digikey.com/product-detail/en/conxall-switchcraft/16282-2SG-311/SC1203-ND/526168" xlink:type="simple">http://www.digikey.com/product-detail/en/conxall-switchcraft/16282-2SG-311/SC1203-ND/526168</text:a></text:p>
          </table:table-cell>
          <table:table-cell/>
        </table:table-row>
        <table:table-row table:style-name="ro2">
          <table:table-cell office:value-type="string" calcext:value-type="string">
            <text:p>Graphite lubricant</text:p>
          </table:table-cell>
          <table:table-cell office:value-type="string" calcext:value-type="string">
            <text:p>Panef</text:p>
          </table:table-cell>
          <table:table-cell office:value-type="string" calcext:value-type="string">
            <text:p>L-300 graphite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4.91" calcext:value-type="float">
            <text:p>4.91</text:p>
          </table:table-cell>
          <table:table-cell office:value-type="string" calcext:value-type="string">
            <text:p><text:a xlink:href="http://www.amazon.com/Panef-Corp-Powdered-Graphite-Lubricant/dp/B0016GZQ60/ref=sr_1_1?ie=UTF8&amp;qid=1459723909&amp;sr=8-1&amp;keywords=graphite+lubricant" xlink:type="simple">http://www.amazon.com/Panef-Corp-Powdered-Graphite-Lubricant/dp/B0016GZQ60/ref=sr_1_1?ie=UTF8&amp;qid=1459723909&amp;sr=8-1&amp;keywords=graphite+lubricant</text:a>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style-name="ce1"/>
          <table:table-cell table:number-columns-repeated="7"/>
        </table:table-row>
        <table:table-row table:style-name="ro3" table:number-rows-repeated="15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8:55:00.4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4-03T18:55:29.390000000</dc:date>
    <meta:editing-duration>P1DT6H26M17S</meta:editing-duration>
    <meta:editing-cycles>166</meta:editing-cycles>
    <meta:generator>LibreOffice/5.0.4.2$Windows_X86_64 LibreOffice_project/2b9802c1994aa0b7dc6079e128979269cf95bc78</meta:generator>
    <meta:document-statistic meta:table-count="1" meta:cell-count="74" meta:object-count="0"/>
  </office:meta>
</office:document-meta>
</file>